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2cm" draw:z-index="0"><draw:text-box fo:min-height="0.499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hu" fo:country="HU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Arial2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8T13:09:04.564984920</meta:creation-date>
    <dc:date>2013-07-08T13:09:23.940599400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0.0.alpha0$Linux_X86_64 LibreOffice_project/a2fc3ecb15c7def2016d0495e797239fb7ef132b</meta:generator>
  </office:meta>
</office:document-meta>
</file>